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C000004A20296E94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1f667d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>
      <style:paragraph-properties fo:text-align="start" style:justify-single-word="false"/>
      <style:text-properties style:text-position="0% 100%" officeooo:paragraph-rsid="0027dc3f"/>
    </style:style>
    <style:style style:name="P6" style:family="paragraph" style:parent-style-name="Standard" style:list-style-name="L2">
      <style:paragraph-properties fo:text-align="start" style:justify-single-word="false"/>
      <style:text-properties style:text-position="0% 100%" officeooo:rsid="0028c4e7" officeooo:paragraph-rsid="0027dc3f"/>
    </style:style>
    <style:style style:name="P7" style:family="paragraph" style:parent-style-name="Standard" style:list-style-name="L2">
      <style:paragraph-properties fo:text-align="start" style:justify-single-word="false"/>
      <style:text-properties style:text-position="0% 100%" officeooo:rsid="0029e3ce" officeooo:paragraph-rsid="0027dc3f"/>
    </style:style>
    <style:style style:name="P8" style:family="paragraph" style:parent-style-name="Standard" style:list-style-name="L2">
      <style:paragraph-properties fo:text-align="start" style:justify-single-word="false"/>
      <style:text-properties style:text-position="0% 100%" officeooo:rsid="0030479a" officeooo:paragraph-rsid="0027dc3f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30479a" officeooo:paragraph-rsid="0027dc3f"/>
    </style:style>
    <style:style style:name="P10" style:family="paragraph" style:parent-style-name="Standard" style:list-style-name="L2">
      <style:paragraph-properties fo:text-align="start" style:justify-single-word="false"/>
      <style:text-properties style:text-position="0% 100%" officeooo:rsid="002add2c" officeooo:paragraph-rsid="0027dc3f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2add2c" officeooo:paragraph-rsid="0027dc3f"/>
    </style:style>
    <style:style style:name="P12" style:family="paragraph" style:parent-style-name="Standard" style:list-style-name="L2">
      <style:paragraph-properties fo:text-align="start" style:justify-single-word="false"/>
      <style:text-properties style:text-position="0% 100%" officeooo:rsid="0030efc6" officeooo:paragraph-rsid="0027dc3f"/>
    </style:style>
    <style:style style:name="P13" style:family="paragraph" style:parent-style-name="Standard" style:list-style-name="L2">
      <style:paragraph-properties fo:text-align="start" style:justify-single-word="false"/>
      <style:text-properties style:text-position="0% 100%" officeooo:rsid="002eccfd" officeooo:paragraph-rsid="0027dc3f"/>
    </style:style>
    <style:style style:name="P14" style:family="paragraph" style:parent-style-name="Standard">
      <style:paragraph-properties fo:text-align="start" style:justify-single-word="false"/>
      <style:text-properties style:text-position="0% 100%" officeooo:rsid="002eccfd" officeooo:paragraph-rsid="0027dc3f"/>
    </style:style>
    <style:style style:name="P15" style:family="paragraph" style:parent-style-name="Standard" style:list-style-name="L2">
      <style:paragraph-properties fo:text-align="start" style:justify-single-word="false"/>
      <style:text-properties style:text-position="0% 100%" officeooo:rsid="002cf0d0" officeooo:paragraph-rsid="0027dc3f"/>
    </style:style>
    <style:style style:name="P16" style:family="paragraph" style:parent-style-name="Standard">
      <style:paragraph-properties fo:text-align="start" style:justify-single-word="false"/>
      <style:text-properties style:text-position="0% 100%" officeooo:rsid="002cf0d0" officeooo:paragraph-rsid="0027dc3f"/>
    </style:style>
    <style:style style:name="P17" style:family="paragraph" style:parent-style-name="Standard" style:list-style-name="L2">
      <style:paragraph-properties fo:text-align="start" style:justify-single-word="false"/>
      <style:text-properties style:text-position="0% 100%" officeooo:rsid="002b76f4" officeooo:paragraph-rsid="0027dc3f"/>
    </style:style>
    <style:style style:name="P18" style:family="paragraph" style:parent-style-name="Standard">
      <style:paragraph-properties fo:text-align="start" style:justify-single-word="false"/>
      <style:text-properties style:text-position="0% 100%" officeooo:rsid="002b76f4" officeooo:paragraph-rsid="0027dc3f"/>
    </style:style>
    <style:style style:name="P19" style:family="paragraph" style:parent-style-name="Standard" style:list-style-name="L2">
      <style:paragraph-properties fo:text-align="start" style:justify-single-word="false"/>
      <style:text-properties style:text-position="0% 100%" officeooo:rsid="00322d37" officeooo:paragraph-rsid="0027dc3f"/>
    </style:style>
    <style:style style:name="P20" style:family="paragraph" style:parent-style-name="Standard">
      <style:paragraph-properties fo:text-align="start" style:justify-single-word="false"/>
      <style:text-properties style:text-position="0% 100%" officeooo:rsid="00322d37" officeooo:paragraph-rsid="0027dc3f"/>
    </style:style>
    <style:style style:name="P21" style:family="paragraph" style:parent-style-name="Standard" style:list-style-name="L2">
      <style:paragraph-properties fo:text-align="start" style:justify-single-word="false"/>
      <style:text-properties style:text-position="0% 100%" officeooo:rsid="003273e5" officeooo:paragraph-rsid="0027dc3f"/>
    </style:style>
    <style:style style:name="P22" style:family="paragraph" style:parent-style-name="Standard">
      <style:paragraph-properties fo:text-align="start" style:justify-single-word="false"/>
      <style:text-properties officeooo:paragraph-rsid="0027dc3f"/>
    </style:style>
    <style:style style:name="P23" style:family="paragraph" style:parent-style-name="Standard">
      <style:paragraph-properties fo:text-align="center" style:justify-single-word="false"/>
      <style:text-properties officeooo:paragraph-rsid="0027dc3f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32977"/>
    </style:style>
    <style:style style:name="T4" style:family="text">
      <style:text-properties officeooo:rsid="002727cd"/>
    </style:style>
    <style:style style:name="T5" style:family="text">
      <style:text-properties officeooo:rsid="0029e3ce"/>
    </style:style>
    <style:style style:name="T6" style:family="text">
      <style:text-properties style:font-name="Standard Symbols L"/>
    </style:style>
    <style:style style:name="T7" style:family="text">
      <style:text-properties style:font-name="Symbol"/>
    </style:style>
    <style:style style:name="T8" style:family="text">
      <style:text-properties officeooo:rsid="002eccf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ssignment <text:variable-set text:name="Assignment" office:value-type="float" office:value="3" style:data-style-name="N0">3</text:variable-set>: <text:span text:style-name="T4">Capacitors</text:span></text:p>
      <text:list xml:id="list6595901035206501390" text:style-name="L2">
        <text:list-item>
          <text:p text:style-name="P6">Which of the following actions would increase the energy stored in a <text:span text:style-name="T5">parallel-plate </text:span>capacitor? (Circle All that apply)</text:p>
          <text:list>
            <text:list-item>
              <text:p text:style-name="P7">Increasing the area of the plates</text:p>
            </text:list-item>
            <text:list-item>
              <text:p text:style-name="P7">Decreasing the area of the plates</text:p>
            </text:list-item>
            <text:list-item>
              <text:p text:style-name="P7">Increasing the separation of the plates</text:p>
            </text:list-item>
            <text:list-item>
              <text:p text:style-name="P7">Decreasing the separation of the plates</text:p>
            </text:list-item>
            <text:list-item>
              <text:p text:style-name="P7">Inserting a dielectric between the plates.</text:p>
            </text:list-item>
          </text:list>
        </text:list-item>
      </text:list>
      <text:p text:style-name="P9"/>
      <text:list xml:id="list84035699064788" text:continue-numbering="true" text:style-name="L2">
        <text:list-item>
          <text:p text:style-name="P10">What is the capacitance of a capacitor that stores a 4.3 <text:span text:style-name="T6">m</text:span>C charge when a voltage of 1.5 V is applied to the capacitor?</text:p>
        </text:list-item>
      </text:list>
      <text:p text:style-name="P11"/>
      <text:p text:style-name="P11"/>
      <text:p text:style-name="P11"/>
      <text:p text:style-name="P11"/>
      <text:p text:style-name="P11"/>
      <text:list xml:id="list84034407811966" text:continue-numbering="true" text:style-name="L2">
        <text:list-header>
          <text:p text:style-name="P7"/>
        </text:list-header>
        <text:list-item>
          <text:p text:style-name="P12">A capacitor is made from two circular plates, each of radius 4.3 m. <text:s/>They are separated by a layer of oil with a thickness of <text:s/>0.01 m. The dielectric constant for the oil is 6.7. <text:s/>What is expected capacitance of the capacitor?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list xml:id="list84034620861592" text:continue-numbering="true" text:style-name="L2">
        <text:list-item>
          <text:p text:style-name="P8">An air-filled, parallel-plate capacitor has a capacitance of 2 x 10<text:span text:style-name="T2">-4</text:span> F. <text:s/>The separation between the plates of the capacitor is 5 x 10<text:span text:style-name="T2">-4</text:span> m. <text:s/>What is the area of each plate? 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84035304298572" text:continue-numbering="true" text:style-name="L2">
        <text:list-item>
          <text:p text:style-name="P13">The electrical potential energy stored in a defibrillator capacitor is 75 J. <text:s/>Its capacitance is 120 <text:span text:style-name="T7">m</text:span>F. <text:s/>What is the Voltage of the capacitor when it is fully charged? <text:s/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84035679322756" text:continue-numbering="true" text:style-name="L2">
        <text:list-item>
          <text:p text:style-name="P15"><text:soft-page-break/>A Parallel plate capacitor has a capacitance of 7 <text:span text:style-name="T6">m</text:span>F, and is filled with an unknown dielectric. The area of each plate is 1.5 m<text:span text:style-name="T2">2</text:span>, and the separation between the plates is 1 x 10<text:span text:style-name="T2">-5</text:span> m. <text:s text:c="2"/><text:span text:style-name="T8">What is the dielectric constant of the dielectric?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list xml:id="list84035554466250" text:continue-numbering="true" text:style-name="L2">
        <text:list-item>
          <text:p text:style-name="P17">Two identical capacitors store different amounts of charge. <text:s/>Capacitor A stores 2 x 10<text:span text:style-name="T2">-5</text:span> C. Capacitor B stores <text:s/>6 x 10<text:span text:style-name="T2">-5</text:span> C. <text:s/>If the voltage of capacitor A is 3 V, what is the voltage of capacitor B?</text:p>
        </text:list-item>
      </text:list>
      <text:p text:style-name="P18"/>
      <text:p text:style-name="P18"/>
      <text:p text:style-name="P18"/>
      <text:p text:style-name="P18"/>
      <text:p text:style-name="P18"/>
      <text:list xml:id="list84034451103135" text:continue-numbering="true" text:style-name="L2">
        <text:list-item>
          <text:p text:style-name="P19">An empty parallel-plate capacitor is connected to the terminals of a 9V battery and allowed to fully charge. <text:s/>The capacitor is disconnected from the battery, and the spacing between the plates is doubled. <text:s/>As a result of this change, what is the new voltage between the plates of the capacitor?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list xml:id="list84035045359276" text:continue-numbering="true" text:style-name="L2">
        <text:list-item>
          <text:p text:style-name="P21">Two capacitors have the same plate separation, but one has square splates and the other has circular plates. <text:s/>The spare plates are a length L on each side, and the diameter of the circular plates is L. <text:s/>The capacitors have the same capacitance because they contain different dielectric materials. <text:s/>The dielectric constant of the material between the square plates has a value of <text:span text:style-name="T7">e</text:span> = 3. <text:s/>What is the dielectric constant of the material between the circular plates? <text:s/></text:p>
        </text:list-item>
      </text:list>
      <text:p text:style-name="P18"/>
      <text:p text:style-name="P18"/>
      <text:p text:style-name="P18"/>
      <text:p text:style-name="P5"/>
      <text:p text:style-name="P23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2374in" svg:y="-0.1811in" svg:width="0.7in" svg:height="0.55in" draw:z-index="1"><draw:image xlink:href="Pictures/10000000000005DC000004A20296E949.jpg" xlink:type="simple" xlink:show="embed" xlink:actuate="onLoad"/></draw:frame> <text:s text:c="12"/><text:span text:style-name="MT1">Name: <text:tab/><text:tab/></text:span><text:span text:style-name="MT1"><text:date style:data-style-name="N37" text:date-value="2015-09-10T08:40:33.908065664" text:date-adjust="PT24H00M00S">09/11/15</text:date></text:span></text:p>
      </style:header>
      <style:footer>
        <text:p text:style-name="MP1">1<text:span text:style-name="MT2">st</text:span> Nine Weeks<text:tab/><text:page-number text:select-page="current">2</text:page-number>/<text:page-count>2</text:page-count><text:tab/>Assignment <text:variable-get text:name="Assignment" style:data-style-name="N0">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8:40:03.576682057</meta:creation-date>
    <meta:editing-duration>PT30S</meta:editing-duration>
    <meta:editing-cycles>2</meta:editing-cycles>
    <meta:generator>LibreOffice/4.3.7.2$Linux_X86_64 LibreOffice_project/430$Build-2</meta:generator>
    <meta:print-date>2015-09-10T08:40:16.886374553</meta:print-date>
    <dc:date>2015-09-10T08:40:33.841183710</dc:date>
    <meta:document-statistic meta:table-count="0" meta:image-count="1" meta:object-count="0" meta:page-count="2" meta:paragraph-count="17" meta:word-count="410" meta:character-count="2297" meta:non-whitespace-character-count="1879"/>
  </office:meta>
</office:document-meta>
</file>